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text-properties fo:font-size="14pt" style:text-underline-style="solid" style:text-underline-width="auto" style:text-underline-color="font-color"/>
    </style:style>
    <style:style style:name="P2" style:family="paragraph" style:parent-style-name="Normal">
      <style:paragraph-properties fo:text-align="center" style:justify-single-word="false"/>
      <style:text-properties fo:font-size="14pt" style:text-underline-style="solid" style:text-underline-width="auto" style:text-underline-color="font-color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color="#3366ff"/>
    </style:style>
    <style:style style:name="P5" style:family="paragraph" style:parent-style-name="Normal">
      <style:paragraph-properties fo:text-align="start" style:justify-single-word="false" style:writing-mode="lr-tb"/>
    </style:style>
    <style:style style:name="P6" style:family="paragraph" style:parent-style-name="Normal">
      <style:paragraph-properties fo:text-align="start" style:justify-single-word="false" style:writing-mode="lr-tb"/>
      <style:text-properties fo:color="#336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6</text:p>
      <text:p text:style-name="P2">Réponse à l'exercice 13</text:p>
      <text:p text:style-name="P3"/>
      <text:p text:style-name="P1">première recherche</text:p>
      <text:p text:style-name="Normal"/>
      <text:p text:style-name="Normal">Quelle valeur est fournie comme résultat par la recherche?</text:p>
      <text:p text:style-name="Normal"/>
      <text:p text:style-name="P4">Article 1</text:p>
      <text:p text:style-name="Normal"/>
      <text:p text:style-name="Normal">Changer B5 en spécifiant la valeur b1? </text:p>
      <text:p text:style-name="Normal">▪ quelle valeur est fournie?</text:p>
      <text:p text:style-name="Normal"/>
      <text:p text:style-name="P4">Article 3</text:p>
      <text:p text:style-name="Normal"/>
      <text:p text:style-name="Normal">▪ la recherche est-elle sensible à la "case"?</text:p>
      <text:p text:style-name="Normal"/>
      <text:p text:style-name="P4">Oui</text:p>
      <text:p text:style-name="Normal"/>
      <text:p text:style-name="Normal">changez B5 en spécifiant la valeur A1? </text:p>
      <text:p text:style-name="Normal"/>
      <text:p text:style-name="Normal">▪ quelle valeur est fournie?</text:p>
      <text:p text:style-name="Normal"/>
      <text:p text:style-name="P4">Rien car </text:p>
      <text:p text:style-name="P4">lorsqu'on lance une recherche par rapport à une valeur donnée il se réfere à la valeur la plus proche de la valeur précédente.</text:p>
      <text:p text:style-name="P4">Donc comme il n'y a pas de valeur proche avant A1, il ne peut pas me donner de réponse</text:p>
      <text:p text:style-name="Normal"/>
      <text:p text:style-name="P1">deuxième partie</text:p>
      <text:p text:style-name="Normal"/>
      <text:p text:style-name="P5">Saisir fonction recherche en mode rapide dans la cellule C5, utiliser B5 comme</text:p>
      <text:p text:style-name="P5">critère, spécifier la matrice B12:C15</text:p>
      <text:p text:style-name="P5">◦ Quelle valeur est fournie comme résultat par la recherche?</text:p>
      <text:p text:style-name="P5"/>
      <text:p text:style-name="P6">Article 1</text:p>
      <text:p text:style-name="P5"/>
      <text:p text:style-name="P5">◦ Changer B5 en spécifiant la valeur b1?</text:p>
      <text:p text:style-name="P5">▪ quelle valeur est fournie?</text:p>
      <text:p text:style-name="P5"/>
      <text:p text:style-name="P6">Article 3</text:p>
      <text:p text:style-name="P5"/>
      <text:p text:style-name="P5">▪ la recherche est-elle sensible à la "case"?</text:p>
      <text:p text:style-name="P5"/>
      <text:p text:style-name="P6">oui</text:p>
      <text:p text:style-name="P5"/>
      <text:p text:style-name="P5">◦ changez B5 en spécifiant la valeur A1?</text:p>
      <text:p text:style-name="P5">▪ quelle valeur est fournie?</text:p>
      <text:p text:style-name="P5"/>
      <text:p text:style-name="P6">Rien car pour la première partie, il n’y a pas de valeur au dessus de A1</text:p>
      <text:p text:style-name="P5"/>
      <text:p text:style-name="P5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style:writing-mode="lr-tb"/>
      <style:text-properties style:font-name="Liberation Serif" fo:font-size="12pt" fo:language="fr" fo:country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4:57:11.65</meta:creation-date>
    <meta:document-statistic meta:table-count="0" meta:image-count="0" meta:object-count="0" meta:page-count="1" meta:paragraph-count="28" meta:word-count="182" meta:character-count="987"/>
    <dc:date>2015-04-08T05:31:41.70</dc:date>
    <meta:editing-duration>PT17M6S</meta:editing-duration>
    <meta:editing-cycles>1</meta:editing-cycles>
    <meta:generator>OpenOffice.org/3.3$Win32 OpenOffice.org_project/330m20$Build-9567</meta:generator>
  </office:meta>
</office:document-meta>
</file>